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5-11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5-09-25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5-08-26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5-07-25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5-06-2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5-05-28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5-04-28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5-03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5-02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5-01-2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4-12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4-11-2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4-10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4-09-2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4-08-2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4-07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4-06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4-05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4-04-2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4-03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4-02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4-01-3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3-12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3-11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3-10-2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3-09-2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3-08-3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3-07-2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3-06-2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3-05-3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3-05-0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3-04-2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3-03-2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3-02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3-01-3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2-12-2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2-11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2-10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2-09-2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2-08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2-07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2-06-3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2-05-3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2-04-2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2-03-2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2-02-2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2-01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1-12-21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1-11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1-10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1-09-2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1-08-2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1-07-2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1-06-3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1-05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1-04-20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1-03-29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1-02-2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1-01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0-12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0-11-2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0-10-29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0-09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0-08-26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0-07-28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0-06-30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0-06-23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0-05-28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0-04-2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0-02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20-01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9-12-3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9-11-26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9-10-30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9-09-2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9-08-1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9-07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9-06-1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9-05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9-04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9-03-1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9-02-2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8-12-1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8-11-2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8-10-2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8-09-2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8-08-2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8-07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8-06-2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8-05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8-04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8-03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8-02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8-01-2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7-12-1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7-11-2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7-10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7-09-2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7-08-3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7-07-2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7-06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7-05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7-04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7-03-2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7-02-2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6-11-2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6-11-0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6-09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6-08-2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6-07-2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6-06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6-05-2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6-04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6-03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6-02-2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6-01-2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5-12-2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5-11-2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5-10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5-09-2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5-08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5-07-2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5-05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5-04-2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5-03-2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5-02-2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5-01-2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4-12-1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4-11-2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4-10-29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4-07-3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4-06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4-04-3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4-03-2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4-02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4-01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3-12-3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3-11-27 0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3-10-3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3-09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3-08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3-07-31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3-06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3-05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3-04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3-03-2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3-02-2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3-02-0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2-12-2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2-11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2-09-2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2-08-28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2-07-2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2-06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2-05-24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2-05-0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2-03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2-02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2-01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1-12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1-11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1-10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1-09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1-08-3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1-07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1-06-2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1-05-2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1-04-2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1-03-2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1-02-2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1-01-2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0-12-21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0-11-23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0-10-27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0-09-28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0-08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0-07-2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0-06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0-05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0-04-2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0-03-2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0-02-2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10-01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9-12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9-11-2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9-10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9-09-2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9-08-2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9-07-30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9-06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9-05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9-04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9-03-2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9-02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9-01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8-12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8-11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8-10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8-09-2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8-08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8-07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8-06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8-05-2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8-04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8-03-2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8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7-12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7-11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7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7-09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7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200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9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20071422301</text:p>
          </table:table-cell>
          <table:table-cell office:value-type="string" calcext:value-type="string">
            <text:p>RI-FOW <text:s text:c="2"/>40</text:p>
          </table:table-cell>
          <table:table-cell office:value-type="string" calcext:value-type="string">
            <text:p>195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0" meta:object-count="0"/>
    <meta:user-defined meta:name="AppVersion">3.0</meta:user-defined>
  </office:meta>
</office:document-meta>
</file>